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00%"/>
      <style:text-properties style:font-name="Times New Roman" fo:font-size="12pt" fo:language="en" fo:country="US" fo:font-style="normal" style:text-underline-style="solid" style:text-underline-width="auto" style:text-underline-color="font-color" fo:font-weight="bold" officeooo:paragraph-rsid="006eca66" style:font-name-asian="Times New Roman1" style:font-size-asian="12pt" style:font-style-asian="normal" style:font-weight-asian="bold" style:font-name-complex="Times New Roman1" style:font-size-complex="12pt" style:font-style-complex="normal" style:font-weight-complex="bold"/>
    </style:style>
    <style:style style:name="P2" style:family="paragraph" style:parent-style-name="Standard">
      <style:paragraph-properties fo:line-height="200%"/>
      <style:text-properties officeooo:paragraph-rsid="000be7cf"/>
    </style:style>
    <style:style style:name="P3" style:family="paragraph" style:parent-style-name="Standard">
      <style:paragraph-properties fo:line-height="200%"/>
      <style:text-properties style:font-name="Times New Roman" fo:font-size="12pt" fo:language="en" fo:country="US" fo:font-style="normal" style:text-underline-style="solid" style:text-underline-width="auto" style:text-underline-color="font-color"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style:text-properties style:font-name="Times New Roman" fo:font-size="12pt" fo:language="en" fo:country="US" fo:font-style="normal" style:text-underline-style="solid" style:text-underline-width="auto" style:text-underline-color="font-color" fo:font-weight="normal" officeooo:paragraph-rsid="00834824"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bold" officeooo:paragraph-rsid="000be7cf" style:font-name-asian="Times New Roman1" style:font-size-asian="12pt" style:font-style-asian="normal" style:font-weight-asian="bold" style:font-name-complex="Times New Roman1" style:font-size-complex="12pt" style:font-style-complex="normal" style:font-weight-complex="bold"/>
    </style:style>
    <style:style style:name="P6" style:family="paragraph" style:parent-style-name="Text_20_body">
      <style:paragraph-properties fo:line-height="100%"/>
      <style:text-properties style:font-name="Times New Roman" fo:font-size="12pt" fo:font-style="italic" officeooo:paragraph-rsid="0068dad3" style:font-size-asian="12pt" style:font-style-asian="italic" style:font-size-complex="12pt" style:font-style-complex="italic"/>
    </style:style>
    <style:style style:name="P7" style:family="paragraph" style:parent-style-name="Text_20_body">
      <style:text-properties style:font-name="Times New Roman" fo:font-size="12pt" fo:font-style="italic" fo:font-weight="normal" officeooo:rsid="00815409" officeooo:paragraph-rsid="00815409" style:font-size-asian="12pt" style:font-style-asian="italic" style:font-weight-asian="normal" style:font-size-complex="12pt" style:font-style-complex="italic" style:font-weight-complex="normal"/>
    </style:style>
    <style:style style:name="P8"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Text_20_body">
      <style:paragraph-properties fo:line-height="100%"/>
      <style:text-properties officeooo:paragraph-rsid="0068dad3"/>
    </style:style>
    <style:style style:name="P10" style:family="paragraph" style:parent-style-name="Text_20_body">
      <style:paragraph-properties fo:line-height="100%"/>
      <style:text-properties officeooo:paragraph-rsid="00793577"/>
    </style:style>
    <style:style style:name="P11" style:family="paragraph" style:parent-style-name="Text_20_body">
      <style:paragraph-properties fo:line-height="100%"/>
      <style:text-properties fo:font-weight="normal" officeooo:rsid="00815409" officeooo:paragraph-rsid="00815409" style:font-weight-asian="normal" style:font-weight-complex="normal"/>
    </style:style>
    <style:style style:name="P12" style:family="paragraph" style:parent-style-name="Text_20_body" style:list-style-name="L1">
      <style:paragraph-properties fo:line-height="100%"/>
      <style:text-properties officeooo:paragraph-rsid="0068dad3"/>
    </style:style>
    <style:style style:name="P13" style:family="paragraph" style:parent-style-name="Text_20_body">
      <style:paragraph-properties fo:line-height="100%"/>
      <style:text-properties style:font-name="Times New Roman" fo:font-size="12pt" fo:language="en" fo:country="US" fo:font-style="normal" style:text-underline-style="none" fo:font-weight="normal" officeooo:rsid="00780c6f" officeooo:paragraph-rsid="0068dad3" style:font-name-asian="Times New Roman1" style:font-size-asian="12pt" style:font-style-asian="normal" style:font-weight-asian="normal" style:font-name-complex="Times New Roman1" style:font-size-complex="12pt" style:font-style-complex="normal" style:font-weight-complex="normal"/>
    </style:style>
    <style:style style:name="P14"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bold" officeooo:rsid="00780c6f" officeooo:paragraph-rsid="0068dad3" style:font-name-asian="Times New Roman1" style:font-size-asian="12pt" style:font-style-asian="normal" style:font-weight-asian="bold" style:font-name-complex="Times New Roman1" style:font-size-complex="12pt" style:font-style-complex="normal" style:font-weight-complex="bold"/>
    </style:style>
    <style:style style:name="P15"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16" style:family="paragraph" style:parent-style-name="Text_20_body" style:list-style-name="L2"/>
    <style:style style:name="P17" style:family="paragraph" style:parent-style-name="Text_20_body" style:list-style-name="L2">
      <style:text-properties fo:font-weight="normal" officeooo:paragraph-rsid="0082f364" style:font-weight-asian="normal" style:font-weight-complex="normal"/>
    </style:style>
    <style:style style:name="P18" style:family="paragraph" style:parent-style-name="Text_20_body">
      <style:paragraph-properties fo:line-height="100%"/>
      <style:text-properties fo:color="#000000" style:font-name="Times New Roman" fo:font-size="14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19" style:family="paragraph" style:parent-style-name="Text_20_body">
      <style:paragraph-properties fo:line-height="100%"/>
      <style:text-properties style:font-name="inherit" fo:font-size="12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20" style:family="paragraph" style:parent-style-name="Text_20_body">
      <style:paragraph-properties fo:line-height="100%"/>
      <style:text-properties style:font-name="inherit" fo:font-size="12pt" fo:language="en" fo:country="US" fo:font-style="normal" style:text-underline-style="none"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21" style:family="paragraph" style:parent-style-name="Text_20_body">
      <style:paragraph-properties fo:line-height="100%"/>
      <style:text-properties style:font-name="inherit" fo:font-size="14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22" style:family="paragraph" style:parent-style-name="Text_20_body" style:list-style-name="L3"/>
    <style:style style:name="T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fo:font-style="normal" fo:font-weight="normal" officeooo:rsid="006eca66" style:font-size-asian="12pt" style:font-style-asian="normal" style:font-weight-asian="normal" style:font-size-complex="12pt" style:font-style-complex="normal"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6eca66" style:font-size-asian="12pt" style:font-weight-asian="normal" style:font-size-complex="12pt" style:font-weight-complex="normal"/>
    </style:style>
    <style:style style:name="T6" style:family="text">
      <style:text-properties style:font-name="Times New Roman" fo:font-size="12pt" fo:font-weight="normal" officeooo:rsid="00737798" style:font-size-asian="12pt" style:font-weight-asian="normal" style:font-size-complex="12pt" style:font-weight-complex="normal"/>
    </style:style>
    <style:style style:name="T7" style:family="text">
      <style:text-properties style:font-name="Times New Roman" fo:font-size="12pt" fo:font-weight="normal" officeooo:rsid="00793577" style:font-size-asian="12pt" style:font-weight-asian="normal" style:font-size-complex="12pt" style:font-weight-complex="normal"/>
    </style:style>
    <style:style style:name="T8" style:family="text">
      <style:text-properties style:font-name="Times New Roman" fo:font-size="12pt" fo:font-weight="normal" officeooo:rsid="008296f0" style:font-size-asian="12pt" style:font-weight-asian="normal" style:font-size-complex="12pt" style:font-weight-complex="normal"/>
    </style:style>
    <style:style style:name="T9" style:family="text">
      <style:text-properties style:font-name="Times New Roman" fo:font-size="12pt" fo:font-weight="normal" officeooo:rsid="00834824" style:font-size-asian="12pt" style:font-weight-asian="normal" style:font-size-complex="12pt" style:font-weight-complex="normal"/>
    </style:style>
    <style:style style:name="T10" style:family="text">
      <style:text-properties style:font-name="Times New Roman" fo:font-size="12pt" fo:language="en" fo:country="US"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780c6f"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793577"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66206a"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68dad3"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style:font-name-asian="Times New Roman1" style:font-size-asian="12pt" style:font-style-asian="normal" style:font-name-complex="Times New Roman1" style:font-size-complex="12pt" style:font-style-complex="normal"/>
    </style:style>
    <style:style style:name="T17" style:family="text">
      <style:text-properties style:font-name="Times New Roman" fo:font-size="12pt" fo:language="en" fo:country="US" fo:font-style="normal" style:text-underline-style="none" officeooo:rsid="00780c6f" style:font-name-asian="Times New Roman1" style:font-size-asian="12pt" style:font-style-asian="normal" style:font-name-complex="Times New Roman1" style:font-size-complex="12pt" style:font-style-complex="normal"/>
    </style:style>
    <style:style style:name="T18" style:family="text">
      <style:text-properties style:font-name="Times New Roman" fo:font-size="12pt" fo:language="en" fo:country="US" fo:font-style="normal" style:text-underline-style="none" officeooo:rsid="0082f364" style:font-name-asian="Times New Roman1" style:font-size-asian="12pt" style:font-style-asian="normal" style:font-name-complex="Times New Roman1" style:font-size-complex="12pt" style:font-style-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815409" style:font-size-asian="12pt" style:font-size-complex="12pt"/>
    </style:style>
    <style:style style:name="T21" style:family="text">
      <style:text-properties style:font-name="Times New Roman" fo:font-size="12pt" officeooo:rsid="008296f0" style:font-size-asian="12pt" style:font-size-complex="12pt"/>
    </style:style>
    <style:style style:name="T22" style:family="text">
      <style:text-properties fo:font-weight="normal" style:font-weight-asian="normal" style:font-weight-complex="normal"/>
    </style:style>
    <style:style style:name="T23" style:family="text">
      <style:text-properties fo:font-weight="normal" officeooo:rsid="0068dad3"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iscussion 2-1: Aligning an IT Security Assessment</text:p>
      <text:p text:style-name="P15">The Gramm-Leach-Bliley Act (GLBA) is a federal law enacted in the United States that primarily focuses on the financial industry and aims to protect consumers' personal financial information held by financial institutions. The GLBA has a significant impact on information systems security and imposes certain requirements on financial institutions and their handling of customer information.</text:p>
      <text:p text:style-name="Text_20_body">Under the GLBA, financial institutions are required to develop and maintain a comprehensive information security program to safeguard customers' non-public personal information (NPI). This includes implementing appropriate security measures to protect against unauthorized access, ensuring the confidentiality and integrity of NPI, and regularly assessing and adjusting the security program.</text:p>
      <text:p text:style-name="Text_20_body">The GLBA also emphasizes the importance of third-party relationships and requires financial institutions to ensure that their service providers also have adequate safeguards in place to protect customer information. This means that financial institutions must carefully assess the security practices of their vendors and service providers to ensure they meet GLBA requirements.</text:p>
      <text:p text:style-name="Text_20_body">The GLBA's impact on the need for information systems security practitioners and professionals is significant. Financial institutions subject to the GLBA must have dedicated information security personnel responsible for developing and implementing the required information security program. These practitioners and professionals play a crucial role in assessing risks, implementing security controls, monitoring systems for vulnerabilities, and responding to security incidents to ensure compliance with the GLBA.</text:p>
      <text:p text:style-name="Text_20_body">If an organization is a financial institution or insurance company that is also publicly traded, it must comply with additional compliance laws, such as the Sarbanes-Oxley Act (SOX). The SOX is a federal law that focuses on corporate governance, financial reporting, and disclosure requirements for publicly traded companies. It aims to enhance transparency, accuracy, and reliability in financial reporting to protect investors and the public.</text:p>
      <text:p text:style-name="Text_20_body">SOX compliance requirements include internal controls over financial reporting, protection of sensitive financial data, and the establishment of whistleblower programs to encourage the reporting of unethical behavior. These requirements often intersect with information systems security, as financial data protection and secure financial reporting systems are essential components of SOX compliance.</text:p>
      <text:p text:style-name="Text_20_body">Therefore, financial institutions or insurance companies that are publicly traded must ensure they align their information systems security practices with both the GLBA and the SOX to meet their compliance obligations. This requires coordination between IT security practitioners and professionals, compliance teams, and other relevant stakeholders to establish comprehensive security programs that address the requirements of both laws.</text:p>
      <text:p text:style-name="P15"/>
      <text:p text:style-name="P21">Discussion 2-4: Compliance Within the User Domain: Training</text:p>
      <text:p text:style-name="P20">Phishing is a type of cyber attack where an attacker impersonates a trustworthy entity, such as a legitimate company or organization, in order to deceive individuals and trick them into revealing sensitive information or performing certain actions. A typical phishing attack attempts to accomplish the following:</text:p>
      <text:list xml:id="list3587240375" text:style-name="L3">
        <text:list-item>
          <text:p text:style-name="P22"><text:soft-page-break/>Obtaining sensitive information: The primary goal of a phishing attack is to steal sensitive information such as usernames, passwords, credit card numbers, or social security numbers. Attackers often create fake websites or send fraudulent emails that mimic legitimate ones, prompting users to enter their confidential data.</text:p>
        </text:list-item>
        <text:list-item>
          <text:p text:style-name="P22">Gaining unauthorized access: Phishing attacks may also aim to gain unauthorized access to systems or networks. Attackers may trick users into downloading malicious software or clicking on malicious links, allowing them to exploit vulnerabilities and gain control over the victim's devices or network.</text:p>
        </text:list-item>
        <text:list-item>
          <text:p text:style-name="P22">Spreading malware: Some phishing attacks involve tricking users into downloading malware-infected files or visiting compromised websites. This enables attackers to install malicious software on the victim's device, which can be used for various malicious activities such as stealing data, conducting further attacks, or establishing a foothold within the victim's system.</text:p>
        </text:list-item>
      </text:list>
      <text:p text:style-name="Text_20_body">To communicate pretexting and social engineering to employees and consumers, organizations can employ the following strategy:</text:p>
      <text:p text:style-name="Text_20_body">Education and awareness programs: Organizations can conduct training sessions, workshops, or provide online resources to educate employees and consumers about the tactics and techniques used in pretexting and social engineering attacks. These programs should cover topics such as identifying phishing emails, recognizing social engineering attempts, and understanding the importance of verifying requests for sensitive information.</text:p>
      <text:p text:style-name="Text_20_body">Simulated phishing campaigns: Organizations can also conduct simulated phishing campaigns to test the awareness and response of their employees and consumers. These campaigns involve sending simulated phishing emails to gauge how individuals react and whether they fall for the simulated attack. This allows organizations to identify areas of weakness and provide targeted training to those who require it.</text:p>
      <text:p text:style-name="Text_20_body">Regular communication: It's essential for organizations to maintain an ongoing dialogue with their employees and consumers regarding the latest phishing trends, common social engineering tactics, and best practices for staying safe online. This can be done through email newsletters, blog posts, intranet announcements, or other communication channels to keep everyone informed and vigilant against phishing attacks.</text:p>
      <text:p text:style-name="Text_20_body">By implementing these strategies, organizations can significantly enhance the ability of their employees and consumers to recognize and defend against phishing attacks, pretexting, and social engineering attempts.</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3-05-23T02:58:18.068332786</dc:date>
    <meta:editing-duration>PT3H28M57S</meta:editing-duration>
    <meta:editing-cycles>61</meta:editing-cycles>
    <meta:generator>LibreOffice/6.4.7.2$Linux_X86_64 LibreOffice_project/40$Build-2</meta:generator>
    <meta:document-statistic meta:table-count="0" meta:image-count="0" meta:object-count="0" meta:page-count="2" meta:paragraph-count="18" meta:word-count="810" meta:character-count="5966" meta:non-whitespace-character-count="5177"/>
  </office:meta>
</office:document-meta>
</file>